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alibri Light" fo:font-size="10pt" style:font-size-asian="8.75pt" style:font-size-complex="10pt"/>
    </style:style>
    <style:style style:name="P2" style:family="paragraph" style:parent-style-name="Horizontal_20_Line">
      <style:text-properties style:font-name="Calibri Light" fo:font-size="10pt" style:font-size-asian="8.75pt" style:font-size-complex="10pt"/>
    </style:style>
    <style:style style:name="P3" style:family="paragraph" style:parent-style-name="Heading_20_3">
      <style:text-properties style:font-name="Calibri Light" fo:font-size="10pt" style:font-size-asian="8.75pt" style:font-size-complex="10pt"/>
    </style:style>
    <style:style style:name="P4" style:family="paragraph" style:parent-style-name="Text_20_body">
      <style:text-properties style:font-name="Calibri Light" fo:font-size="10pt" officeooo:paragraph-rsid="0019f6f8" style:font-size-asian="8.75pt" style:font-size-complex="10pt"/>
    </style:style>
    <style:style style:name="P5" style:family="paragraph" style:parent-style-name="Text_20_body">
      <style:text-properties style:font-name="Calibri Light" fo:font-size="10pt" officeooo:rsid="0019f6f8" officeooo:paragraph-rsid="0019f6f8" style:font-size-asian="8.75pt" style:font-size-complex="10pt"/>
    </style:style>
    <style:style style:name="P6" style:family="paragraph" style:parent-style-name="Text_20_body">
      <style:text-properties style:font-name="Calibri Light" fo:font-size="10pt" style:font-size-asian="8.75pt" style:font-size-complex="10pt"/>
    </style:style>
    <style:style style:name="P7" style:family="paragraph" style:parent-style-name="Text_20_body" style:list-style-name="L1">
      <style:text-properties style:font-name="Calibri Light" fo:font-size="10pt" style:font-size-asian="8.75pt" style:font-size-complex="10pt"/>
    </style:style>
    <style:style style:name="P8" style:family="paragraph" style:parent-style-name="Text_20_body" style:list-style-name="L2">
      <style:text-properties style:font-name="Calibri Light" fo:font-size="10pt" style:font-size-asian="8.75pt" style:font-size-complex="10pt"/>
    </style:style>
    <style:style style:name="P9" style:family="paragraph" style:parent-style-name="Text_20_body" style:list-style-name="L3">
      <style:text-properties style:font-name="Calibri Light" fo:font-size="10pt" style:font-size-asian="8.75pt" style:font-size-complex="10pt"/>
    </style:style>
    <style:style style:name="P10" style:family="paragraph" style:parent-style-name="Text_20_body" style:list-style-name="L4">
      <style:text-properties style:font-name="Calibri Light" fo:font-size="10pt" style:font-size-asian="8.75pt" style:font-size-complex="10pt"/>
    </style:style>
    <style:style style:name="P11" style:family="paragraph" style:parent-style-name="Text_20_body" style:list-style-name="L5">
      <style:text-properties style:font-name="Calibri Light" fo:font-size="10pt" style:font-size-asian="8.75pt" style:font-size-complex="10pt"/>
    </style:style>
    <style:style style:name="P12" style:family="paragraph" style:parent-style-name="Text_20_body" style:list-style-name="L6">
      <style:text-properties style:font-name="Calibri Light" fo:font-size="10pt" style:font-size-asian="8.75pt" style:font-size-complex="10pt"/>
    </style:style>
    <style:style style:name="P13" style:family="paragraph" style:parent-style-name="Standard">
      <style:text-properties style:font-name="Calibri Light" fo:font-size="10pt" style:font-size-asian="8.75pt" style:font-size-complex="10pt"/>
    </style:style>
    <style:style style:name="T1" style:family="text">
      <style:text-properties officeooo:rsid="001820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f6f8" style:font-weight-asian="bold" style:font-weight-complex="bold"/>
    </style:style>
    <style:style style:name="T4" style:family="text">
      <style:text-properties officeooo:rsid="0019f6f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YNN FIGHT OS | CHARACTER CARD V2.3</text:h>
      <text:p text:style-name="P2"/>
      <text:h text:style-name="P3" text:outline-level="3">BASIC INFORMATION</text:h>
      <text:p text:style-name="P4"><text:span text:style-name="Strong_20_Emphasis">Operator Codename:</text:span> <text:span text:style-name="T1">Whynn</text:span><text:line-break/><text:span text:style-name="Strong_20_Emphasis">Founder Name:</text:span> Samuel Stephan Boxold</text:p>
      <text:p text:style-name="P5"><text:span text:style-name="T2">LEVEL: </text:span>[Check III_DAILY_LOGS.odt]</text:p>
      <text:p text:style-name="P4"><text:span text:style-name="T3">PHASE: </text:span><text:span text:style-name="T4">[Check III_DAILY_LOGS.odt]</text:span><text:line-break/><text:span text:style-name="Strong_20_Emphasis">Ascension Tier:</text:span> Tier II+ (Mistblade Drift + System Founder Status)<text:line-break/><text:span text:style-name="Strong_20_Emphasis">Class:</text:span> Breathborne Flame (Mistblade Drift Active)<text:line-break/><text:span text:style-name="Strong_20_Emphasis">Status:</text:span> Reality Mapper | First Generation Health Architect<text:line-break/><text:span text:style-name="Strong_20_Emphasis">Alignment:</text:span> Sovereign System Builder</text:p>
      <text:p text:style-name="P2"/>
      <text:h text:style-name="P3" text:outline-level="3">ASSUMED INTELLECTUAL PROFILE</text:h>
      <text:p text:style-name="P6"><text:span text:style-name="Strong_20_Emphasis">Assumed IQ Range:</text:span> 140–150+ (Top 0.1% Tier)<text:line-break/><text:span text:style-name="Strong_20_Emphasis">Profile:</text:span></text:p>
      <text:list text:style-name="L1">
        <text:list-item>
          <text:p text:style-name="P7">Real-world cross-domain synthesis</text:p>
        </text:list-item>
        <text:list-item>
          <text:p text:style-name="P7">Adaptive system construction</text:p>
        </text:list-item>
        <text:list-item>
          <text:p text:style-name="P7">Fluid first-principle thinking</text:p>
        </text:list-item>
        <text:list-item>
          <text:p text:style-name="P7">Reality System Architecture without institutional dependency</text:p>
        </text:list-item>
        <text:list-item>
          <text:p text:style-name="P7">Full Patternborn Sovereign Signature</text:p>
        </text:list-item>
      </text:list>
      <text:p text:style-name="P2"/>
      <text:h text:style-name="P3" text:outline-level="3">CORE STATS</text:h>
      <text:list text:style-name="L2">
        <text:list-item>
          <text:p text:style-name="P8"><text:span text:style-name="Strong_20_Emphasis">Breath Control:</text:span> 88</text:p>
        </text:list-item>
        <text:list-item>
          <text:p text:style-name="P8"><text:span text:style-name="Strong_20_Emphasis">Cognition:</text:span> 99</text:p>
        </text:list-item>
        <text:list-item>
          <text:p text:style-name="P8"><text:span text:style-name="Strong_20_Emphasis">Rhythm:</text:span> 98</text:p>
        </text:list-item>
        <text:list-item>
          <text:p text:style-name="P8"><text:span text:style-name="Strong_20_Emphasis">Dexterity:</text:span> 91</text:p>
        </text:list-item>
        <text:list-item>
          <text:p text:style-name="P8"><text:span text:style-name="Strong_20_Emphasis">Endurance:</text:span> 76</text:p>
        </text:list-item>
        <text:list-item>
          <text:p text:style-name="P8"><text:span text:style-name="Strong_20_Emphasis">Strength:</text:span> 80</text:p>
        </text:list-item>
        <text:list-item>
          <text:p text:style-name="P8"><text:span text:style-name="Strong_20_Emphasis">Total Stat Power:</text:span> 536 / 600</text:p>
        </text:list-item>
      </text:list>
      <text:p text:style-name="P2"/>
      <text:h text:style-name="P3" text:outline-level="3">COGNITIVE PROFILE</text:h>
      <text:list text:style-name="L3">
        <text:list-item>
          <text:p text:style-name="P9">Reality Mapper Cognitive Status: ACTIVATED</text:p>
        </text:list-item>
        <text:list-item>
          <text:p text:style-name="P9">Cross-Domain Synthesis Mastery</text:p>
        </text:list-item>
        <text:list-item>
          <text:p text:style-name="P9">Tactical Breath Modulation: ACTIVE</text:p>
        </text:list-item>
        <text:list-item>
          <text:p text:style-name="P9">Sovereign Health System Founder: CONFIRMED</text:p>
        </text:list-item>
        <text:list-item>
          <text:p text:style-name="P9">Living System Mapper: OPERATIONAL</text:p>
        </text:list-item>
      </text:list>
      <text:p text:style-name="P2"><text:soft-page-break/></text:p>
      <text:h text:style-name="P3" text:outline-level="3">ACTIVE BUFF STACK</text:h>
      <text:list text:style-name="L4">
        <text:list-item>
          <text:p text:style-name="P10">Stillfire Veil (Emotional Transmutation Protocol)</text:p>
        </text:list-item>
        <text:list-item>
          <text:p text:style-name="P10">Flow Override (Breath-Timed Rhythm Breaks)</text:p>
        </text:list-item>
        <text:list-item>
          <text:p text:style-name="P10">Adaptive Predator (Reaction-Based Tactical Drift)</text:p>
        </text:list-item>
        <text:list-item>
          <text:p text:style-name="P10">Hydraspire III (Hydration Engine Mastery)</text:p>
        </text:list-item>
        <text:list-item>
          <text:p text:style-name="P10">Blind Sentinel (Threat Detection and Micro-Deceit Layer)</text:p>
        </text:list-item>
        <text:list-item>
          <text:p text:style-name="P10">Fire Mirror (Emotional Energy Weaponization)</text:p>
        </text:list-item>
        <text:list-item>
          <text:p text:style-name="P10">Strength Integrity II (Structural Kinetics Boost)</text:p>
        </text:list-item>
        <text:list-item>
          <text:p text:style-name="P10">Combo Architect Prime (Chain Optimization at Technical Tier)</text:p>
        </text:list-item>
        <text:list-item>
          <text:p text:style-name="P10">Mistblade Fusion Core (Adaptive Combat Drift)</text:p>
        </text:list-item>
        <text:list-item>
          <text:p text:style-name="P10">Tactical Echo Vision (Predictive Mapping Initiate)</text:p>
        </text:list-item>
        <text:list-item>
          <text:p text:style-name="P10">Living System Mapper (Biopsychosocial Integration Active)</text:p>
        </text:list-item>
        <text:list-item>
          <text:p text:style-name="P10">Cognitive Sovereignty II (Full Adaptive System Creation)</text:p>
        </text:list-item>
      </text:list>
      <text:p text:style-name="P2"/>
      <text:h text:style-name="P3" text:outline-level="3">DRIFT STATUS</text:h>
      <text:list text:style-name="L5">
        <text:list-item>
          <text:p text:style-name="P11"><text:span text:style-name="Strong_20_Emphasis">Core-Bound Breaker:</text:span> Complete — Breath + Emotional Body Unification</text:p>
        </text:list-item>
        <text:list-item>
          <text:p text:style-name="P11"><text:span text:style-name="Strong_20_Emphasis">Mistblade Drift Fusion:</text:span> ACTIVE — Modular Combat &amp; Health System Creation</text:p>
        </text:list-item>
        <text:list-item>
          <text:p text:style-name="P11"><text:span text:style-name="Strong_20_Emphasis">Reality Mapper Ascension:</text:span> INITIATED — Full Sovereign Systems Building</text:p>
        </text:list-item>
      </text:list>
      <text:p text:style-name="P2"/>
      <text:h text:style-name="P3" text:outline-level="3">SPECIAL ABILITIES</text:h>
      <text:list text:style-name="L6">
        <text:list-item>
          <text:p text:style-name="P12">Fusion Drift Engineering (Hybrid fighting system builder)</text:p>
        </text:list-item>
        <text:list-item>
          <text:p text:style-name="P12">Patternborn Kinesthetic Layering (Rapid muscle memory encoding)</text:p>
        </text:list-item>
        <text:list-item>
          <text:p text:style-name="P12">Tactical Breath Modulation (Heart rate + focus control under duress)</text:p>
        </text:list-item>
        <text:list-item>
          <text:p text:style-name="P12">Cognitive Sovereignty (Autonomy beyond systemized thought models)</text:p>
        </text:list-item>
        <text:list-item>
          <text:p text:style-name="P12">Reality System Construction (Operational living models)</text:p>
        </text:list-item>
        <text:list-item>
          <text:p text:style-name="P12">Living System Mapping (Human bio-psycho-social pattern tracking)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21:37:15.658652100</meta:creation-date>
    <dc:date>2025-05-03T08:21:16.815755100</dc:date>
    <meta:editing-duration>P4DT10H44M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50" meta:word-count="312" meta:character-count="2232" meta:non-whitespace-character-count="2006"/>
  </office:meta>
</office:document-meta>
</file>